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11.555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ipe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CraftBonus: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xUsesPerGame</text:p>
          </table:table-cell>
          <table:table-cell office:value-type="string" calcext:value-type="string">
            <text:p>BlueprintUnlockCondition</text:p>
          </table:table-cell>
          <table:table-cell office:value-type="string" calcext:value-type="string">
            <text:p>BlueprintUnlockDepth</text:p>
          </table:table-cell>
        </table:table-row>
        <table:table-row table:style-name="ro1">
          <table:table-cell office:value-type="string" calcext:value-type="string">
            <text:p>AluminumOxide</text:p>
          </table:table-cell>
          <table:table-cell office:value-type="string" calcext:value-type="string">
            <text:p>RawMaterial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shPowder</text:p>
          </table:table-cell>
          <table:table-cell office:value-type="string" calcext:value-type="string">
            <text:p>RawMaterial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RawMaterial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RawMaterial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IonCrystal</text:p>
          </table:table-cell>
          <table:table-cell office:value-type="string" calcext:value-type="string">
            <text:p>RawMaterial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xoSuitDrillArmModul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RawMaterials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RawMaterial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RawMaterial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RawMaterials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Metal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RawMaterial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RawMaterial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phur</text:p>
          </table:table-cell>
          <table:table-cell office:value-type="string" calcext:value-type="string">
            <text:p>RawMaterial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aniniteCrystal</text:p>
          </table:table-cell>
          <table:table-cell office:value-type="string" calcext:value-type="string">
            <text:p>RawMaterials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idMushroom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Oil</text:p>
          </table:table-cell>
          <table:table-cell office:value-type="string" calcext:value-type="string">
            <text:p>RawMaterial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alChunk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f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epVinePiece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f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epVineSeedCluster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er</text:p>
          </table:table-cell>
          <table:table-cell office:value-type="string" calcext:value-type="string">
            <text:p>RawMaterial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Pod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lyPlant</text:p>
          </table:table-cell>
          <table:table-cell office:value-type="string" calcext:value-type="string">
            <text:p>RawMaterial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eledDiskPiece</text:p>
          </table:table-cell>
          <table:table-cell office:value-type="string" calcext:value-type="string">
            <text:p>RawMateri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readerPoop</text:p>
          </table:table-cell>
          <table:table-cell office:value-type="string" calcext:value-type="string">
            <text:p>RawMaterials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Tooth</text:p>
          </table:table-cell>
          <table:table-cell office:value-type="string" calcext:value-type="string">
            <text:p>RawMaterial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Mushroom</text:p>
          </table:table-cell>
          <table:table-cell office:value-type="string" calcext:value-type="string">
            <text:p>RawMaterial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6]+[.E23]+[.E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eledGlass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+[.E31]+[.E1]"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4]*2+[.E1]" office:value-type="float" office:value="15" calcext:value-type="float">
            <text:p>15</text:p>
          </table:table-cell>
          <table:table-cell/>
          <table:table-cell office:value-type="string" calcext:value-type="string">
            <text:p>CreepVinePiece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5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ricant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5]+[.E1]" office:value-type="float" office:value="15" calcext:value-type="float">
            <text:p>15</text:p>
          </table:table-cell>
          <table:table-cell/>
          <table:table-cell office:value-type="string" calcext:value-type="string">
            <text:p>CreepVineSeedCluster</text:p>
          </table:table-cell>
          <table:table-cell/>
        </table:table-row>
        <table:table-row table:style-name="ro1">
          <table:table-cell office:value-type="string" calcext:value-type="string">
            <text:p>PlasteelIngot</text:p>
          </table:table-cell>
          <table:table-cell office:value-type="string" calcext:value-type="string">
            <text:p>BasicMaterial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40]+[.E11]*2+[.E1]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MothFragme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licone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5]+[.E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iumIngot</text:p>
          </table:table-cell>
          <table:table-cell office:value-type="string" calcext:value-type="string">
            <text:p>BasicMateria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10+[.E1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midFibers</text:p>
          </table:table-cell>
          <table:table-cell office:value-type="string" calcext:value-type="string">
            <text:p>AdvancedMaterial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43]+[.E35]+[.E1]" office:value-type="float" office:value="55" calcext:value-type="float">
            <text:p>55</text:p>
          </table:table-cell>
          <table:table-cell/>
          <table:table-cell office:value-type="string" calcext:value-type="string">
            <text:p>BloodOil</text:p>
          </table:table-cell>
          <table:table-cell/>
        </table:table-row>
        <table:table-row table:style-name="ro1">
          <table:table-cell office:value-type="string" calcext:value-type="string">
            <text:p>Aerogel</text:p>
          </table:table-cell>
          <table:table-cell office:value-type="string" calcext:value-type="string">
            <text:p>AdvancedMaterial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28]+[.E3]+[.E1]" office:value-type="float" office:value="35" calcext:value-type="float">
            <text:p>35</text:p>
          </table:table-cell>
          <table:table-cell/>
          <table:table-cell office:value-type="string" calcext:value-type="string">
            <text:p>JellyPlant</text:p>
          </table:table-cell>
          <table:table-cell/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AdvancedMaterial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22]*3+[.E1]" office:value-type="float" office:value="35" calcext:value-type="float">
            <text:p>35</text:p>
          </table:table-cell>
          <table:table-cell/>
          <table:table-cell office:value-type="string" calcext:value-type="string">
            <text:p>BloodOil</text:p>
          </table:table-cell>
          <table:table-cell/>
        </table:table-row>
        <table:table-row table:style-name="ro1">
          <table:table-cell office:value-type="string" calcext:value-type="string">
            <text:p>HatchingEnzymes</text:p>
          </table:table-cell>
          <table:table-cell office:value-type="string" calcext:value-type="string">
            <text:p>AdvancedMaterial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recursorKey_Blue</text:p>
          </table:table-cell>
          <table:table-cell table:formula="of:=[.E199]+[.E220]+[.E201]+[.E212]+[.E214]+[.E1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ydrochloricAcid</text:p>
          </table:table-cell>
          <table:table-cell office:value-type="string" calcext:value-type="string">
            <text:p>AdvancedMaterial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32]*3+[.E16]+[.E1]" office:value-type="float" office:value="45" calcext:value-type="float">
            <text:p>45</text:p>
          </table:table-cell>
          <table:table-cell/>
          <table:table-cell office:value-type="string" calcext:value-type="string">
            <text:p>WhiteMushroom</text:p>
          </table:table-cell>
          <table:table-cell/>
        </table:table-row>
        <table:table-row table:style-name="ro1">
          <table:table-cell office:value-type="string" calcext:value-type="string">
            <text:p>Polyaniline</text:p>
          </table:table-cell>
          <table:table-cell office:value-type="string" calcext:value-type="string">
            <text:p>AdvancedMaterial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45]+[.E7]+[.E1]" office:value-type="float" office:value="60" calcext:value-type="float">
            <text:p>60</text:p>
          </table:table-cell>
          <table:table-cell/>
          <table:table-cell office:value-type="string" calcext:value-type="string">
            <text:p>WhiteMushroom</text:p>
          </table:table-cell>
          <table:table-cell/>
        </table:table-row>
        <table:table-row table:style-name="ro1">
          <table:table-cell office:value-type="string" calcext:value-type="string">
            <text:p>AdvancedWiringKit</text:p>
          </table:table-cell>
          <table:table-cell office:value-type="string" calcext:value-type="string">
            <text:p>Electronic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55]+[.E7]*2+[.E49]+[.E1]" office:value-type="float" office:value="120" calcext:value-type="float">
            <text:p>120</text:p>
          </table:table-cell>
          <table:table-cell/>
          <table:table-cell office:value-type="string" calcext:value-type="string">
            <text:p>ComputerChip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Electronic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1]*2+[.E5]+[.E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rChip</text:p>
          </table:table-cell>
          <table:table-cell office:value-type="string" calcext:value-type="string">
            <text:p>Electronic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9]*2+[.E7]+[.E50]+[.E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perWire</text:p>
          </table:table-cell>
          <table:table-cell office:value-type="string" calcext:value-type="string">
            <text:p>Electronic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Cell</text:p>
          </table:table-cell>
          <table:table-cell office:value-type="string" calcext:value-type="string">
            <text:p>Electronic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8]*2+[.E39]+[.E1]" office:value-type="float" office:value="90" calcext:value-type="float">
            <text:p>90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PrecursorIonBattery</text:p>
          </table:table-cell>
          <table:table-cell office:value-type="string" calcext:value-type="string">
            <text:p>Electronics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E8]+[.E7]+[.E17]+[.E1]" office:value-type="float" office:value="75" calcext:value-type="float">
            <text:p>75</text:p>
          </table:table-cell>
          <table:table-cell table:number-columns-repeated="2"/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PrecursorIonPowerCell</text:p>
          </table:table-cell>
          <table:table-cell office:value-type="string" calcext:value-type="string">
            <text:p>Electronics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E52]*2+[.E39]+[.E1]" office:value-type="float" office:value="170" calcext:value-type="float">
            <text:p>170</text:p>
          </table:table-cell>
          <table:table-cell table:number-columns-repeated="2"/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ReactorRod</text:p>
          </table:table-cell>
          <table:table-cell office:value-type="string" calcext:value-type="string">
            <text:p>Electronic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20]*3+[.E10]+[.E19]+[.E36]+[.E1]" office:value-type="float" office:value="110" calcext:value-type="float">
            <text:p>110</text:p>
          </table:table-cell>
          <table:table-cell/>
          <table:table-cell office:value-type="string" calcext:value-type="string">
            <text:p>BaseNuclearReactor</text:p>
          </table:table-cell>
          <table:table-cell/>
        </table:table-row>
        <table:table-row table:style-name="ro1">
          <table:table-cell office:value-type="string" calcext:value-type="string">
            <text:p>WiringKit</text:p>
          </table:table-cell>
          <table:table-cell office:value-type="string" calcext:value-type="string">
            <text:p>Electronic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7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ladder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9]+[.E183]+[.E1]" office:value-type="float" office:value="35" calcext:value-type="float">
            <text:p>35</text:p>
          </table:table-cell>
          <table:table-cell/>
          <table:table-cell office:value-type="string" calcext:value-type="string">
            <text:p>BladderFish</text:p>
          </table:table-cell>
          <table:table-cell/>
        </table:table-row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ool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48]+[.E49]+[.E55]+[.E1]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eel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5]*2+[.E19]+[.E50]+[.E1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epVinePiece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*5+[.E1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8]+[.E36]+[.E1]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utter</text:p>
          </table:table-cell>
          <table:table-cell office:value-type="string" calcext:value-type="string">
            <text:p>Tool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48]+[.E6]*2+[.E19]+[.E4]+[.E1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erCutterFragme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edLight</text:p>
          </table:table-cell>
          <table:table-cell office:value-type="string" calcext:value-type="string">
            <text:p>Tool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48]+[.E19]+[.E36]+[.E1]" office:value-type="float" office:value="75" calcext:value-type="float">
            <text:p>75</text:p>
          </table:table-cell>
          <table:table-cell/>
          <table:table-cell office:value-type="string" calcext:value-type="string">
            <text:p>LedLightFragme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opulsionCannon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8]+[.E19]+[.E55]+[.E1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ulsionCannonFrag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8]+[.E19]+[.E1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sisRifle</text:p>
          </table:table-cell>
          <table:table-cell office:value-type="string" calcext:value-type="string">
            <text:p>Tool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48]+[.E19]+[.E49]+[.E12]*2+[.E1]"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sisRifleFragm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9]+[.E19]+[.E1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der</text:p>
          </table:table-cell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9]+[.E19]+[.E4]+[.E1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ursorKey_Blue</text:p>
          </table:table-cell>
          <table:table-cell office:value-type="string" calcext:value-type="string">
            <text:p>Tablet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cursorKey_Purple</text:p>
          </table:table-cell>
          <table:table-cell table:formula="of:=[.E8]+[.E9]*2+[.E1]" office:value-type="float" office:value="115" calcext:value-type="float">
            <text:p>115</text:p>
          </table:table-cell>
          <table:table-cell table:number-columns-repeated="2"/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PrecursorKey_Orange</text:p>
          </table:table-cell>
          <table:table-cell office:value-type="string" calcext:value-type="string">
            <text:p>Tablets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8]+[.E14]*2+[.E1]" office:value-type="float" office:value="95" calcext:value-type="float">
            <text:p>95</text:p>
          </table:table-cell>
          <table:table-cell table:number-columns-repeated="2"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PrecursorKey_Purple</text:p>
          </table:table-cell>
          <table:table-cell office:value-type="string" calcext:value-type="string">
            <text:p>Tablet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+[.E6]*2+[.E1]" office:value-type="float" office:value="85" calcext:value-type="float">
            <text:p>8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Equipmen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50]+[.E55]+[.E1]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ubleTank</text:p>
          </table:table-cell>
          <table:table-cell office:value-type="string" calcext:value-type="string">
            <text:p>Equipmen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83]+[.E36]*2+[.E19]*4+[.E17]+[.E1]"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string" calcext:value-type="string">
            <text:p>Fins</text:p>
          </table:table-cell>
          <table:table-cell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9]*2+[.E1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Extinguisher</text:p>
          </table:table-cell>
          <table:table-cell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3+[.E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AidKit</text:p>
          </table:table-cell>
          <table:table-cell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5]+[.E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tionSuit</text:p>
          </table:table-cell>
          <table:table-cell office:value-type="string" calcext:value-type="string">
            <text:p>Equipmen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35]*2+[.E10]*2+[.E1]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reather</text:p>
          </table:table-cell>
          <table:table-cell office:value-type="string" calcext:value-type="string">
            <text:p>Equipmen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35]+[.E55]+[.E1]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Tank</text:p>
          </table:table-cell>
          <table:table-cell/>
        </table:table-row>
        <table:table-row table:style-name="ro1">
          <table:table-cell office:value-type="string" calcext:value-type="string">
            <text:p>ReinforcedDiveSuit</text:p>
          </table:table-cell>
          <table:table-cell office:value-type="string" calcext:value-type="string">
            <text:p>Equipment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41]+[.E6]*2+[.E19]*2+[.E1]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apRoomHudChip</text:p>
          </table:table-cell>
          <table:table-cell office:value-type="string" calcext:value-type="string">
            <text:p>Equipment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49]+[.E12]+[.E1]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MapRoom</text:p>
          </table:table-cell>
          <table:table-cell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SurfaceFloater</text:p>
          </table:table-cell>
          <table:table-cell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FiltrationSuit</text:p>
          </table:table-cell>
          <table:table-cell office:value-type="string" calcext:value-type="string">
            <text:p>Equipment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41]+[.E42]+[.E50]+[.E1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3+[.E1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Deployab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+[.E5]+[.E1]" office:value-type="float" office:value="25" calcext:value-type="float">
            <text:p>25</text:p>
          </table:table-cell>
          <table:table-cell/>
          <table:table-cell office:value-type="string" calcext:value-type="string">
            <text:p>BeaconFragme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ployabl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40]+[.E37]+[.E51]+[.E1]" office:value-type="float" office:value="215" calcext:value-type="float">
            <text:p>215</text:p>
          </table:table-cell>
          <table:table-cell/>
          <table:table-cell office:value-type="string" calcext:value-type="string">
            <text:p>ConstructorFragme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yclopsDecoy</text:p>
          </table:table-cell>
          <table:table-cell office:value-type="string" calcext:value-type="string">
            <text:p>Deployab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3+[.E55]+[.E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sphere</text:p>
          </table:table-cell>
          <table:table-cell office:value-type="string" calcext:value-type="string">
            <text:p>Deployab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8]+[.E5]+[.E19]+[.E1]" office:value-type="float" office:value="60" calcext:value-type="float">
            <text:p>60</text:p>
          </table:table-cell>
          <table:table-cell/>
          <table:table-cell office:value-type="string" calcext:value-type="string">
            <text:p>GravSphereFragme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mallStorage</text:p>
          </table:table-cell>
          <table:table-cell office:value-type="string" calcext:value-type="string">
            <text:p>Deployab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4+[.E1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glide</text:p>
          </table:table-cell>
          <table:table-cell office:value-type="string" calcext:value-type="string">
            <text:p>Deployabl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48]+[.E37]+[.E50]+[.E19]+[.E1]" office:value-type="float" office:value="90" calcext:value-type="float">
            <text:p>90</text:p>
          </table:table-cell>
          <table:table-cell/>
          <table:table-cell office:value-type="string" calcext:value-type="string">
            <text:p>SeaGlideFragme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amoth</text:p>
          </table:table-cell>
          <table:table-cell office:value-type="string" calcext:value-type="string">
            <text:p>Vehic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ructor</text:p>
          </table:table-cell>
          <table:table-cell table:formula="of:=[.E40]+[.E51]+[.E36]*2+[.E37]+[.E10]+[.E1]" office:value-type="float" office:value="275" calcext:value-type="float">
            <text:p>275</text:p>
          </table:table-cell>
          <table:table-cell/>
          <table:table-cell office:value-type="string" calcext:value-type="string">
            <text:p>SeaMothFragme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xosuit</text:p>
          </table:table-cell>
          <table:table-cell office:value-type="string" calcext:value-type="string">
            <text:p>Vehicl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tructor</text:p>
          </table:table-cell>
          <table:table-cell table:formula="of:=[.E38]*2+[.E42]*2+[.E34]+[.E6]*2+[.E10]*2+[.E1]" office:value-type="float" office:value="475" calcext:value-type="float">
            <text:p>475</text:p>
          </table:table-cell>
          <table:table-cell/>
          <table:table-cell office:value-type="string" calcext:value-type="string">
            <text:p>ExosuitFragmen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office:value-type="string" calcext:value-type="string">
            <text:p>Vehicl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tructor</text:p>
          </table:table-cell>
          <table:table-cell table:formula="of:=[.E38]*3+[.E34]*3+[.E37]+[.E47]+[.E10]*3+[.E1]" office:value-type="float" office:value="800" calcext:value-type="float">
            <text:p>800</text:p>
          </table:table-cell>
          <table:table-cell/>
          <table:table-cell office:value-type="string" calcext:value-type="string">
            <text:p>CyclopsHullFragment;CyclopsEngineFragment;CyclopsBridgeFragmen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RocketBase</text:p>
          </table:table-cell>
          <table:table-cell office:value-type="string" calcext:value-type="string">
            <text:p>Roc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ructor</text:p>
          </table:table-cell>
          <table:table-cell table:formula="of:=[.E10]*4+[.E40]*2+[.E49]+[.E1]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BaseLadder</text:p>
          </table:table-cell>
          <table:table-cell office:value-type="string" calcext:value-type="string">
            <text:p>Roc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Base</text:p>
          </table:table-cell>
          <table:table-cell table:formula="of:=[.E38]+[.E50]+[.E37]+[.E1]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Stage1</text:p>
          </table:table-cell>
          <table:table-cell office:value-type="string" calcext:value-type="string">
            <text:p>Roc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BaseLadder</text:p>
          </table:table-cell>
          <table:table-cell table:formula="of:=[.E38]+[.E14]*3+[.E42]*2+[.E55]+[.E1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Stage2</text:p>
          </table:table-cell>
          <table:table-cell office:value-type="string" calcext:value-type="string">
            <text:p>Roc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Stage1</text:p>
          </table:table-cell>
          <table:table-cell table:formula="of:=[.E38]+[.E18]*4+[.E9]*4+[.E53]*2+[.E1]"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Stage3</text:p>
          </table:table-cell>
          <table:table-cell office:value-type="string" calcext:value-type="string">
            <text:p>Roc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Stage2</text:p>
          </table:table-cell>
          <table:table-cell table:formula="of:=[.E38]+[.E34]+[.E49]+[.E116]+[.E1]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RoomCamera</text:p>
          </table:table-cell>
          <table:table-cell office:value-type="string" calcext:value-type="string">
            <text:p>ScannerRo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seMapRoom</text:p>
          </table:table-cell>
          <table:table-cell table:formula="of:=[.E49]+[.E48]+[.E36]+[.E19]+[.E1]" office:value-type="float" office:value="145" calcext:value-type="float">
            <text:p>145</text:p>
          </table:table-cell>
          <table:table-cell/>
          <table:table-cell office:value-type="string" calcext:value-type="string">
            <text:p>BaseMapRoom</text:p>
          </table:table-cell>
          <table:table-cell/>
        </table:table-row>
        <table:table-row table:style-name="ro1">
          <table:table-cell office:value-type="string" calcext:value-type="string">
            <text:p>MapRoomUpgradeScanRange</text:p>
          </table:table-cell>
          <table:table-cell office:value-type="string" calcext:value-type="string">
            <text:p>ScannerRoo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MapRoom</text:p>
          </table:table-cell>
          <table:table-cell table:formula="of:=[.E5]+[.E12]+[.E1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MapRoom</text:p>
          </table:table-cell>
          <table:table-cell/>
        </table:table-row>
        <table:table-row table:style-name="ro1">
          <table:table-cell office:value-type="string" calcext:value-type="string">
            <text:p>MapRoomUpgradeScanSpeed</text:p>
          </table:table-cell>
          <table:table-cell office:value-type="string" calcext:value-type="string">
            <text:p>ScannerRo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seMapRoom</text:p>
          </table:table-cell>
          <table:table-cell table:formula="of:=[.E17]+[.E7]+[.E1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MapRoom</text:p>
          </table:table-cell>
          <table:table-cell/>
        </table:table-row>
        <table:table-row table:style-name="ro1">
          <table:table-cell office:value-type="string" calcext:value-type="string">
            <text:p>HeatBlade</text:p>
          </table:table-cell>
          <table:table-cell office:value-type="string" calcext:value-type="string">
            <text:p>WorkBenchUpgr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Bench</text:p>
          </table:table-cell>
          <table:table-cell table:formula="of:=[.E66]+[.E48]+[.E1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Bench</text:p>
          </table:table-cell>
          <table:table-cell/>
        </table:table-row>
        <table:table-row table:style-name="ro1">
          <table:table-cell office:value-type="string" calcext:value-type="string">
            <text:p>HighCapacityTank</text:p>
          </table:table-cell>
          <table:table-cell office:value-type="string" calcext:value-type="string">
            <text:p>WorkBench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orkBench</text:p>
          </table:table-cell>
          <table:table-cell table:formula="of:=[.E72]+[.E11]*4+[.E1]"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PlasteelTank</text:p>
          </table:table-cell>
          <table:table-cell office:value-type="string" calcext:value-type="string">
            <text:p>WorkBenchUpgra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orkBench</text:p>
          </table:table-cell>
          <table:table-cell table:formula="of:=[.E72]+[.E38]+[.E1]"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pulsionCannon</text:p>
          </table:table-cell>
          <table:table-cell office:value-type="string" calcext:value-type="string">
            <text:p>WorkBenchUpgr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Bench</text:p>
          </table:table-cell>
          <table:table-cell table:formula="of:=[.E49]+[.E12]*2+[.E1]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mChargeFins</text:p>
          </table:table-cell>
          <table:table-cell office:value-type="string" calcext:value-type="string">
            <text:p>WorkBench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orkBench</text:p>
          </table:table-cell>
          <table:table-cell table:formula="of:=[.E73]+[.E46]+[.E55]+[.E1]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ltraGlideFins</text:p>
          </table:table-cell>
          <table:table-cell office:value-type="string" calcext:value-type="string">
            <text:p>WorkBenchUpgra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orkBench</text:p>
          </table:table-cell>
          <table:table-cell table:formula="of:=[.E73]+[.E39]*2+[.E19]+[.E11]+[.E1]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opsHullModule2</text:p>
          </table:table-cell>
          <table:table-cell office:value-type="string" calcext:value-type="string">
            <text:p>WorkBenchUpgrad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orkBench</text:p>
          </table:table-cell>
          <table:table-cell table:formula="of:=[.E114]+[.E38]+[.E14]*3+[.E1]"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yclopsHullModule3</text:p>
          </table:table-cell>
          <table:table-cell office:value-type="string" calcext:value-type="string">
            <text:p>WorkBenchUpgrade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WorkBench</text:p>
          </table:table-cell>
          <table:table-cell table:formula="of:=[.E107]+[.E38]+[.E9]*3+[.E1]"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WorkBench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xoHullModule2</text:p>
          </table:table-cell>
          <table:table-cell office:value-type="string" calcext:value-type="string">
            <text:p>WorkBenchUpgrade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WorkBench</text:p>
          </table:table-cell>
          <table:table-cell table:formula="of:=[.E117]+[.E19]*5+[.E11]*2+[.E9]*3+[.E1]"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Bench</text:p>
          </table:table-cell>
          <table:table-cell/>
        </table:table-row>
        <table:table-row table:style-name="ro1">
          <table:table-cell office:value-type="string" calcext:value-type="string">
            <text:p>VehicleHullModule2</text:p>
          </table:table-cell>
          <table:table-cell office:value-type="string" calcext:value-type="string">
            <text:p>WorkBench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orkBench</text:p>
          </table:table-cell>
          <table:table-cell table:formula="of:=[.E132]+[.E38]+[.E12]*2+[.E34]+[.E1]"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Bench</text:p>
          </table:table-cell>
          <table:table-cell/>
        </table:table-row>
        <table:table-row table:style-name="ro1">
          <table:table-cell office:value-type="string" calcext:value-type="string">
            <text:p>VehicleHullModule3</text:p>
          </table:table-cell>
          <table:table-cell office:value-type="string" calcext:value-type="string">
            <text:p>WorkBench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orkBench</text:p>
          </table:table-cell>
          <table:table-cell table:formula="of:=[.E110]+[.E38]+[.E3]*3+[.E1]"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Bench</text:p>
          </table:table-cell>
          <table:table-cell/>
        </table:table-row>
        <table:table-row table:style-name="ro1">
          <table:table-cell office:value-type="string" calcext:value-type="string">
            <text:p>CyclopsDecoy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yclops</text:p>
          </table:table-cell>
          <table:table-cell table:formula="of:=[.E19]*3+[.E11]*2+[.E42]+[.E1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yclopsFireSuppressionModule</text:p>
          </table:table-cell>
          <table:table-cell office:value-type="string" calcext:value-type="string">
            <text:p>VehicleUpgrad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yclops</text:p>
          </table:table-cell>
          <table:table-cell table:formula="of:=[.E42]*2+[.E18]*2+[.E1]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yclopsHullModule1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yclops</text:p>
          </table:table-cell>
          <table:table-cell table:formula="of:=[.E38]+[.E3]*3+[.E1]"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yclopsSeaMothRepair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yclops</text:p>
          </table:table-cell>
          <table:table-cell table:formula="of:=[.E67]+[.E50]+[.E1]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yclopsShield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yclops</text:p>
          </table:table-cell>
          <table:table-cell table:formula="of:=[.E47]+[.E46]+[.E51]+[.E1]"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yclopsSonar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yclops</text:p>
          </table:table-cell>
          <table:table-cell table:formula="of:=[.E49]+[.E12]*3+[.E1]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yclopsThermalReactorModule</text:p>
          </table:table-cell>
          <table:table-cell office:value-type="string" calcext:value-type="string">
            <text:p>VehicleUpgrad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yclops</text:p>
          </table:table-cell>
          <table:table-cell table:formula="of:=[.E46]*2+[.E9]*4+[.E55]+[.E1]"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ox;Cyclop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xoHullModule1</text:p>
          </table:table-cell>
          <table:table-cell office:value-type="string" calcext:value-type="string">
            <text:p>VehicleUpgrad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aseUpgradeConsole</text:p>
          </table:table-cell>
          <table:table-cell table:formula="of:=[.E38]+[.E14]*3+[.E3]*2+[.E1]"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ExoSuitDrillArmModule</text:p>
          </table:table-cell>
          <table:table-cell office:value-type="string" calcext:value-type="string">
            <text:p>VehicleUpgra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UpgradeConsole</text:p>
          </table:table-cell>
          <table:table-cell table:formula="of:=[.E19]*5+[.E11]+[.E6]*4+[.E1]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suitDrillArmFragmen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xoSuitGrapplingArm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47]+[.E19]*5+[.E11]+[.E43]+[.E1]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suitGrapplingArmFragmen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xoSuitJetUpgradeModule</text:p>
          </table:table-cell>
          <table:table-cell office:value-type="string" calcext:value-type="string">
            <text:p>VehicleUpgrad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aseUpgradeConsole</text:p>
          </table:table-cell>
          <table:table-cell table:formula="of:=[.E14]*2+[.E18]*3+[.E19]*5+[.E11]+[.E1]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ExoSuitPropulsionArm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49]+[.E19]*5+[.E11]+[.E12]*2+[.E1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suitPropulsionArmFragmen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xoSuitThermalReactorModule</text:p>
          </table:table-cell>
          <table:table-cell office:value-type="string" calcext:value-type="string">
            <text:p>VehicleUpgrade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aseUpgradeConsole</text:p>
          </table:table-cell>
          <table:table-cell table:formula="of:=[.E9]*2+[.E46]*2+[.E55]+[.E1]"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ExoSuitTorpedoArm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19]*5+[.E11]+[.E42]+[.E1]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osuitTorpedoArmFragmen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owerUpgrade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yclops</text:p>
          </table:table-cell>
          <table:table-cell table:formula="of:=[.E49]+[.E43]+[.E46]+[.E1]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clops</text:p>
          </table:table-cell>
          <table:table-cell/>
        </table:table-row>
        <table:table-row table:style-name="ro1">
          <table:table-cell office:value-type="string" calcext:value-type="string">
            <text:p>SeaMothElectricalDefens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46]+[.E55]+[.E1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SeaMothSolarCharge</text:p>
          </table:table-cell>
          <table:table-cell office:value-type="string" calcext:value-type="string">
            <text:p>VehicleUpgrad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seUpgradeConsole</text:p>
          </table:table-cell>
          <table:table-cell table:formula="of:=[.E47]+[.E34]+[.E1]"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SeaMothSonar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50]+[.E12]*2+[.E1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SeaMothTorpedo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19]*3+[.E11]+[.E42]+[.E1]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VehicleArmorPlating</text:p>
          </table:table-cell>
          <table:table-cell office:value-type="string" calcext:value-type="string">
            <text:p>VehicleUpgra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UpgradeConsole</text:p>
          </table:table-cell>
          <table:table-cell table:formula="of:=[.E19]*3+[.E11]+[.E6]+[.E1]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VehicleHullModule1</text:p>
          </table:table-cell>
          <table:table-cell office:value-type="string" calcext:value-type="string">
            <text:p>VehicleUpgr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UpgradeConsole</text:p>
          </table:table-cell>
          <table:table-cell table:formula="of:=[.E40]+[.E36]*2+[.E1]"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VehiclePowerUpgradeModule</text:p>
          </table:table-cell>
          <table:table-cell office:value-type="string" calcext:value-type="string">
            <text:p>VehicleUpgra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49]+[.E46]+[.E1]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VehicleStorageModule</text:p>
          </table:table-cell>
          <table:table-cell office:value-type="string" calcext:value-type="string">
            <text:p>VehicleUpgra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UpgradeConsole</text:p>
          </table:table-cell>
          <table:table-cell table:formula="of:=[.E19]*3+[.E11]+[.E1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GasTorpedo</text:p>
          </table:table-cell>
          <table:table-cell office:value-type="string" calcext:value-type="string">
            <text:p>Torpe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UpgradeConsole</text:p>
          </table:table-cell>
          <table:table-cell table:formula="of:=[.E19]+[.E27]+[.E1]" office:value-type="float" office:value="30" calcext:value-type="float">
            <text:p>30</text:p>
          </table:table-cell>
          <table:table-cell/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WhirlpoolTorpedo</text:p>
          </table:table-cell>
          <table:table-cell office:value-type="string" calcext:value-type="string">
            <text:p>Torpedo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UpgradeConsole</text:p>
          </table:table-cell>
          <table:table-cell table:formula="of:=[.E19]+[.E12]+[.E1]" office:value-type="float" office:value="35" calcext:value-type="float">
            <text:p>35</text:p>
          </table:table-cell>
          <table:table-cell/>
          <table:table-cell office:value-type="string" calcext:value-type="string">
            <text:p>BaseUpgradeConsole</text:p>
          </table:table-cell>
          <table:table-cell/>
        </table:table-row>
        <table:table-row table:style-name="ro1">
          <table:table-cell office:value-type="string" calcext:value-type="string">
            <text:p>BaseBioReactor</text:p>
          </table:table-cell>
          <table:table-cell office:value-type="string" calcext:value-type="string">
            <text:p>BaseGenerator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seRoom</text:p>
          </table:table-cell>
          <table:table-cell table:formula="of:=[.E19]*3+[.E55]+[.E37]+[.E1]" office:value-type="float" office:value="75" calcext:value-type="float">
            <text:p>75</text:p>
          </table:table-cell>
          <table:table-cell/>
          <table:table-cell office:value-type="string" calcext:value-type="string">
            <text:p>BaseBioReactorFragme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seNuclearReactor</text:p>
          </table:table-cell>
          <table:table-cell office:value-type="string" calcext:value-type="string">
            <text:p>BaseGenerator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Room</text:p>
          </table:table-cell>
          <table:table-cell table:formula="of:=[.E38]+[.E47]+[.E10]*3+[.E1]" office:value-type="float" office:value="295" calcext:value-type="float">
            <text:p>295</text:p>
          </table:table-cell>
          <table:table-cell/>
          <table:table-cell office:value-type="string" calcext:value-type="string">
            <text:p>BaseNuclearReactorFragmen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olarPanel</text:p>
          </table:table-cell>
          <table:table-cell office:value-type="string" calcext:value-type="string">
            <text:p>BaseGenerat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5]*2+[.E19]*2+[.E5]+[.E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Plant</text:p>
          </table:table-cell>
          <table:table-cell office:value-type="string" calcext:value-type="string">
            <text:p>BaseGenerator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19]*5+[.E12]*2+[.E42]+[.E1]" office:value-type="float" office:value="130" calcext:value-type="float">
            <text:p>130</text:p>
          </table:table-cell>
          <table:table-cell/>
          <table:table-cell office:value-type="string" calcext:value-type="string">
            <text:p>ThermalPlantFragmen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aseConnector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CorridorI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CorridorL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CorridorT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3+[.E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CorridorX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3+[.E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CorridorGlassI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*2+[.E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CorridorGlassL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+[.E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Foundation</text:p>
          </table:table-cell>
          <table:table-cell office:value-type="string" calcext:value-type="string">
            <text:p>BaseBasePiec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9]*2+[.E10]*2+[.E1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GlassDome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4]*2+[.E19]*2+[.E11]" office:value-type="float" office:value="175" calcext:value-type="float">
            <text:p>175</text:p>
          </table:table-cell>
          <table:table-cell/>
          <table:table-cell office:value-type="string" calcext:value-type="string">
            <text:p>BaseRoom</text:p>
          </table:table-cell>
          <table:table-cell/>
        </table:table-row>
        <table:table-row table:style-name="ro1">
          <table:table-cell office:value-type="string" calcext:value-type="string">
            <text:p>BaseHatch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5]+[.E19]*2+[.E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LargeGlassDome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4]*4+[.E19]*4+[.E11]*2" office:value-type="float" office:value="350" calcext:value-type="float">
            <text:p>350</text:p>
          </table:table-cell>
          <table:table-cell/>
          <table:table-cell office:value-type="string" calcext:value-type="string">
            <text:p>BaseRoom</text:p>
          </table:table-cell>
          <table:table-cell/>
        </table:table-row>
        <table:table-row table:style-name="ro1">
          <table:table-cell office:value-type="string" calcext:value-type="string">
            <text:p>BaseLargeRoom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8]*2" office:value-type="float" office:value="280" calcext:value-type="float">
            <text:p>280</text:p>
          </table:table-cell>
          <table:table-cell/>
          <table:table-cell office:value-type="string" calcext:value-type="string">
            <text:p>BaseRoom</text:p>
          </table:table-cell>
          <table:table-cell/>
        </table:table-row>
        <table:table-row table:style-name="ro1">
          <table:table-cell office:value-type="string" calcext:value-type="string">
            <text:p>BaseMapRoom</text:p>
          </table:table-cell>
          <table:table-cell office:value-type="string" calcext:value-type="string">
            <text:p>BaseBasePiece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19]*5+[.E5]+[.E7]+[.E29]+[.E1]" office:value-type="float" office:value="90" calcext:value-type="float">
            <text:p>90</text:p>
          </table:table-cell>
          <table:table-cell/>
          <table:table-cell office:value-type="string" calcext:value-type="string">
            <text:p>BaseMapRoomFragment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aseMoonPool</text:p>
          </table:table-cell>
          <table:table-cell office:value-type="string" calcext:value-type="string">
            <text:p>BaseBasePiece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40]*2+[.E37]+[.E10]*2+[.E1]" office:value-type="float" office:value="250" calcext:value-type="float">
            <text:p>250</text:p>
          </table:table-cell>
          <table:table-cell/>
          <table:table-cell office:value-type="string" calcext:value-type="string">
            <text:p>MoonPoolFragment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BaseObservatory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4]*2+[.E19]+[.E1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Room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6+[.E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Reinforcement</text:p>
          </table:table-cell>
          <table:table-cell office:value-type="string" calcext:value-type="string">
            <text:p>BaseBasePiece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11]+[.E19]*3+[.E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Window</text:p>
          </table:table-cell>
          <table:table-cell office:value-type="string" calcext:value-type="string">
            <text:p>BaseBase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+[.E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PipeConnector</text:p>
          </table:table-cell>
          <table:table-cell office:value-type="string" calcext:value-type="string">
            <text:p>BaseEx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Tray</text:p>
          </table:table-cell>
          <table:table-cell office:value-type="string" calcext:value-type="string">
            <text:p>BaseEx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ransmitter</text:p>
          </table:table-cell>
          <table:table-cell office:value-type="string" calcext:value-type="string">
            <text:p>BaseExternalModul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7]+[.E19]+[.E1]" office:value-type="float" office:value="25" calcext:value-type="float">
            <text:p>25</text:p>
          </table:table-cell>
          <table:table-cell/>
          <table:table-cell office:value-type="string" calcext:value-type="string">
            <text:p>PowerTransmitterFragment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BaseEx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+[.E19]*2+[.E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light</text:p>
          </table:table-cell>
          <table:table-cell office:value-type="string" calcext:value-type="string">
            <text:p>BaseEx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+[.E19]+[.E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rium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*2+[.E19]+[.E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Charger</text:p>
          </table:table-cell>
          <table:table-cell office:value-type="string" calcext:value-type="string">
            <text:p>BaseInternalModul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55]+[.E50]+[.E19]+[.E1]" office:value-type="float" office:value="65" calcext:value-type="float">
            <text:p>65</text:p>
          </table:table-cell>
          <table:table-cell/>
          <table:table-cell office:value-type="string" calcext:value-type="string">
            <text:p>BatteryChargerFragme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abricator</text:p>
          </table:table-cell>
          <table:table-cell office:value-type="string" calcext:value-type="string">
            <text:p>BaseInternalModul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9]+[.E7]+[.E29]+[.E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5]+[.E19]*2+[.E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alCabinet</text:p>
          </table:table-cell>
          <table:table-cell office:value-type="string" calcext:value-type="string">
            <text:p>BaseInternalModul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49]+[.E35]+[.E17]+[.E19]+[.E1]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erBox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4+[.E1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erPot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erPot2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erPot3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erShelf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+[.E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CellCharger</text:p>
          </table:table-cell>
          <table:table-cell office:value-type="string" calcext:value-type="string">
            <text:p>BaseInternalModules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47]+[.E3]*2+[.E19]*2+[.E1]" office:value-type="float" office:value="175" calcext:value-type="float">
            <text:p>175</text:p>
          </table:table-cell>
          <table:table-cell/>
          <table:table-cell office:value-type="string" calcext:value-type="string">
            <text:p>PowerCellChargerFragmen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+[.E5]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Locker</text:p>
          </table:table-cell>
          <table:table-cell office:value-type="string" calcext:value-type="string">
            <text:p>BaseInternalModul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BaseInternalModule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49]+[.E19]+[.E6]+[.E10]+[.E1]" office:value-type="float" office:value="110" calcext:value-type="float">
            <text:p>110</text:p>
          </table:table-cell>
          <table:table-cell/>
          <table:table-cell office:value-type="string" calcext:value-type="string">
            <text:p>WorkBenchFragme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seBulkHead</text:p>
          </table:table-cell>
          <table:table-cell office:value-type="string" calcext:value-type="string">
            <text:p>BaseInternal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3+[.E39]+[.E1]"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FiltrationMachine</text:p>
          </table:table-cell>
          <table:table-cell office:value-type="string" calcext:value-type="string">
            <text:p>BaseInternalPiec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Room</text:p>
          </table:table-cell>
          <table:table-cell table:formula="of:=[.E19]*3+[.E50]+[.E42]+[.E1]" office:value-type="float" office:value="95" calcext:value-type="float">
            <text:p>95</text:p>
          </table:table-cell>
          <table:table-cell table:number-columns-repeated="2"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BaseLadder</text:p>
          </table:table-cell>
          <table:table-cell office:value-type="string" calcext:value-type="string">
            <text:p>BaseInternalPiec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9]*2+[.E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UpgradeConsole</text:p>
          </table:table-cell>
          <table:table-cell office:value-type="string" calcext:value-type="string">
            <text:p>BaseInternalPie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MoonPool</text:p>
          </table:table-cell>
          <table:table-cell table:formula="of:=[.E19]*3+[.E49]+[.E50]+[.E1]" office:value-type="float" office:value="130" calcext:value-type="float">
            <text:p>130</text:p>
          </table:table-cell>
          <table:table-cell/>
          <table:table-cell office:value-type="string" calcext:value-type="string">
            <text:p>Databox;BaseMoonPoo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seWaterPark</text:p>
          </table:table-cell>
          <table:table-cell office:value-type="string" calcext:value-type="string">
            <text:p>BaseInternalPie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Room</text:p>
          </table:table-cell>
          <table:table-cell table:formula="of:=[.E36]*5+[.E19]*2+[.E1]" office:value-type="float" office:value="150" calcext:value-type="float">
            <text:p>150</text:p>
          </table:table-cell>
          <table:table-cell/>
          <table:table-cell office:value-type="string" calcext:value-type="string">
            <text:p>Databox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ladderFish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merang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eye</text:p>
          </table:table-cell>
          <table:table-cell office:value-type="string" calcext:value-type="string">
            <text:p>Fis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ryFish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eFish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Fish</text:p>
          </table:table-cell>
          <table:table-cell office:value-type="string" calcext:value-type="string">
            <text:p>Fis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verFish</text:p>
          </table:table-cell>
          <table:table-cell office:value-type="string" calcext:value-type="string">
            <text:p>Fis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Boomerang</text:p>
          </table:table-cell>
          <table:table-cell office:value-type="string" calcext:value-type="string">
            <text:p>Fish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Eyeye</text:p>
          </table:table-cell>
          <table:table-cell office:value-type="string" calcext:value-type="string">
            <text:p>Fish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ulus</text:p>
          </table:table-cell>
          <table:table-cell office:value-type="string" calcext:value-type="string">
            <text:p>Fish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per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nald</text:p>
          </table:table-cell>
          <table:table-cell office:value-type="string" calcext:value-type="string">
            <text:p>Fish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deFish</text:p>
          </table:table-cell>
          <table:table-cell office:value-type="string" calcext:value-type="string">
            <text:p>Fish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eFish</text:p>
          </table:table-cell>
          <table:table-cell office:value-type="string" calcext:value-type="string">
            <text:p>Fish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idMushroomSpore</text:p>
          </table:table-cell>
          <table:table-cell office:value-type="string" calcext:value-type="string">
            <text:p>See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PalmSeed</text:p>
          </table:table-cell>
          <table:table-cell office:value-type="string" calcext:value-type="string">
            <text:p>See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esPlantSeed</text:p>
          </table:table-cell>
          <table:table-cell office:value-type="string" calcext:value-type="string">
            <text:p>Seed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esFeatherSeed</text:p>
          </table:table-cell>
          <table:table-cell office:value-type="string" calcext:value-type="string">
            <text:p>See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oshChunk</text:p>
          </table:table-cell>
          <table:table-cell office:value-type="string" calcext:value-type="string">
            <text:p>Seed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lyPlantSeed</text:p>
          </table:table-cell>
          <table:table-cell office:value-type="string" calcext:value-type="string">
            <text:p>Seed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rainTreeSeed</text:p>
          </table:table-cell>
          <table:table-cell office:value-type="string" calcext:value-type="string">
            <text:p>Seed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BrainCoralPiece</text:p>
          </table:table-cell>
          <table:table-cell office:value-type="string" calcext:value-type="string">
            <text:p>See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BranchesSeed</text:p>
          </table:table-cell>
          <table:table-cell office:value-type="string" calcext:value-type="string">
            <text:p>See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FanSeed</text:p>
          </table:table-cell>
          <table:table-cell office:value-type="string" calcext:value-type="string">
            <text:p>See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StalkSeed</text:p>
          </table:table-cell>
          <table:table-cell office:value-type="string" calcext:value-type="string">
            <text:p>See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TentacleSeed</text:p>
          </table:table-cell>
          <table:table-cell office:value-type="string" calcext:value-type="string">
            <text:p>See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asketPlantSeed</text:p>
          </table:table-cell>
          <table:table-cell office:value-type="string" calcext:value-type="string">
            <text:p>See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ushSeed</text:p>
          </table:table-cell>
          <table:table-cell office:value-type="string" calcext:value-type="string">
            <text:p>See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onePlantSeed</text:p>
          </table:table-cell>
          <table:table-cell office:value-type="string" calcext:value-type="string">
            <text:p>See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GreenTentacleSeed</text:p>
          </table:table-cell>
          <table:table-cell office:value-type="string" calcext:value-type="string">
            <text:p>Seed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RollPlantSeed</text:p>
          </table:table-cell>
          <table:table-cell office:value-type="string" calcext:value-type="string">
            <text:p>See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CrownSeed</text:p>
          </table:table-cell>
          <table:table-cell office:value-type="string" calcext:value-type="string">
            <text:p>Seed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nif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GrassSeed</text:p>
          </table:table-cell>
          <table:table-cell office:value-type="string" calcext:value-type="string">
            <text:p>See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FanSeed</text:p>
          </table:table-cell>
          <table:table-cell office:value-type="string" calcext:value-type="string">
            <text:p>See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keMushroomSpore</text:p>
          </table:table-cell>
          <table:table-cell office:value-type="string" calcext:value-type="string">
            <text:p>See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ePlantSeed</text:p>
          </table:table-cell>
          <table:table-cell office:value-type="string" calcext:value-type="string">
            <text:p>See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tedLeavesPlantSeed</text:p>
          </table:table-cell>
          <table:table-cell office:value-type="string" calcext:value-type="string">
            <text:p>Seed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MushroomPiece</text:p>
          </table:table-cell>
          <table:table-cell office:value-type="string" calcext:value-type="string">
            <text:p>See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nif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MushroomSpore</text:p>
          </table:table-cell>
          <table:table-cell office:value-type="string" calcext:value-type="string">
            <text:p>Seed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eSharkEgg</text:p>
          </table:table-cell>
          <table:table-cell office:value-type="string" calcext:value-type="string">
            <text:p>Egg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bSnakeEgg</text:p>
          </table:table-cell>
          <table:table-cell office:value-type="string" calcext:value-type="string">
            <text:p>Egg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bSquidEgg</text:p>
          </table:table-cell>
          <table:table-cell office:value-type="string" calcext:value-type="string">
            <text:p>Eggs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shEgg</text:p>
          </table:table-cell>
          <table:table-cell office:value-type="string" calcext:value-type="string">
            <text:p>Egg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eFishEgg</text:p>
          </table:table-cell>
          <table:table-cell office:value-type="string" calcext:value-type="string">
            <text:p>Egg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opodEgg</text:p>
          </table:table-cell>
          <table:table-cell office:value-type="string" calcext:value-type="string">
            <text:p>Egg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lyRayEgg</text:p>
          </table:table-cell>
          <table:table-cell office:value-type="string" calcext:value-type="string">
            <text:p>Egg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LizardEgg</text:p>
          </table:table-cell>
          <table:table-cell office:value-type="string" calcext:value-type="string">
            <text:p>Egg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merEgg</text:p>
          </table:table-cell>
          <table:table-cell office:value-type="string" calcext:value-type="string">
            <text:p>Egg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RayEgg</text:p>
          </table:table-cell>
          <table:table-cell office:value-type="string" calcext:value-type="string">
            <text:p>Egg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SharkEgg</text:p>
          </table:table-cell>
          <table:table-cell office:value-type="string" calcext:value-type="string">
            <text:p>Eggs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erEgg</text:p>
          </table:table-cell>
          <table:table-cell office:value-type="string" calcext:value-type="string">
            <text:p>Egg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deFishEgg</text:p>
          </table:table-cell>
          <table:table-cell office:value-type="string" calcext:value-type="string">
            <text:p>Egg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Egg</text:p>
          </table:table-cell>
          <table:table-cell office:value-type="string" calcext:value-type="string">
            <text:p>Egg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eShark</text:p>
          </table:table-cell>
          <table:table-cell office:value-type="string" calcext:value-type="string">
            <text:p>EggsHatch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seWaterPark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bSnake</text:p>
          </table:table-cell>
          <table:table-cell office:value-type="string" calcext:value-type="string">
            <text:p>EggsHatch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WaterPark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bSquid</text:p>
          </table:table-cell>
          <table:table-cell office:value-type="string" calcext:value-type="string">
            <text:p>EggsHatche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aseWaterPark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EggsHatch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eWaterPark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eFish</text:p>
          </table:table-cell>
          <table:table-cell office:value-type="string" calcext:value-type="string">
            <text:p>EggsHatch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seWaterPark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opod</text:p>
          </table:table-cell>
          <table:table-cell office:value-type="string" calcext:value-type="string">
            <text:p>EggsHatch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eWaterPark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lyRay</text:p>
          </table:table-cell>
          <table:table-cell office:value-type="string" calcext:value-type="string">
            <text:p>EggsHatch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seWaterPark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Lizard</text:p>
          </table:table-cell>
          <table:table-cell office:value-type="string" calcext:value-type="string">
            <text:p>EggsHatche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aseWaterPark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mer</text:p>
          </table:table-cell>
          <table:table-cell office:value-type="string" calcext:value-type="string">
            <text:p>EggsHatch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WaterPark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Ray</text:p>
          </table:table-cell>
          <table:table-cell office:value-type="string" calcext:value-type="string">
            <text:p>EggsHatch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eWaterPark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Shark</text:p>
          </table:table-cell>
          <table:table-cell office:value-type="string" calcext:value-type="string">
            <text:p>EggsHatch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seWaterPark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er</text:p>
          </table:table-cell>
          <table:table-cell office:value-type="string" calcext:value-type="string">
            <text:p>EggsHatch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WaterPark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</text:p>
          </table:table-cell>
          <table:table-cell office:value-type="string" calcext:value-type="string">
            <text:p>EggsHat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seWaterPark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BioReactor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13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NuclearReactorFragment</text:p>
          </table:table-cell>
          <table:table-cell office:value-type="string" calcext:value-type="string">
            <text:p>Fragments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E138]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Charger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165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con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84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or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85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opsBridgeFragment</text:p>
          </table:table-cell>
          <table:table-cell office:value-type="string" calcext:value-type="string">
            <text:p>Fragmen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92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opsEngineFragment</text:p>
          </table:table-cell>
          <table:table-cell office:value-type="string" calcext:value-type="string">
            <text:p>Fragmen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92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opsHullFragment</text:p>
          </table:table-cell>
          <table:table-cell office:value-type="string" calcext:value-type="string">
            <text:p>Fragmen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E92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uit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91]"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uitDrillArm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20]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uitGrapplingArm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21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uitPropulsionArm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23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uitTorpedoArm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2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Sphere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8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Cutter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6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Light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pool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154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CellChargerFragment</text:p>
          </table:table-cell>
          <table:table-cell office:value-type="string" calcext:value-type="string">
            <text:p>Fragments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E174]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ransmitter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16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ulsionCannon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6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MapRoom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153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glide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89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moth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90]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isRifleFragment</text:p>
          </table:table-cell>
          <table:table-cell office:value-type="string" calcext:value-type="string">
            <text:p>Fragments</text:p>
          </table:table-cell>
          <table:table-cell table:number-columns-repeated="2"/>
          <table:table-cell table:formula="of:=[.E65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Plant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40]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benchFragment</text:p>
          </table:table-cell>
          <table:table-cell office:value-type="string" calcext:value-type="string">
            <text:p>Fragment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77]" office:value-type="float" office:value="110" calcext:value-type="float">
            <text:p>11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cipeInformation.A222:recipeInformation.AMJ2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 style:data-style-name="N2" text:time-value="15:21:18.914102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22T15:29:41.619789324</dc:date>
    <meta:editing-duration>PT10H6M54S</meta:editing-duration>
    <meta:editing-cycles>60</meta:editing-cycles>
    <meta:document-statistic meta:table-count="1" meta:cell-count="1378" meta:object-count="0"/>
  </office:meta>
</office:document-meta>
</file>